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3.532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2.25cm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1.514cm" fo:min-width="4.7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66cm" fo:min-width="4.79cm"/>
    </style:style>
    <style:style style:name="gr8" style:family="graphic" style:parent-style-name="standard">
      <style:graphic-properties draw:textarea-horizontal-align="justify" draw:textarea-vertical-align="middle" draw:auto-grow-height="false" fo:min-height="1.514cm" fo:min-width="4.85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3cm" svg:height="3.1cm" svg:x="5.6cm" svg:y="1.2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7cm" svg:height="3.3cm" svg:x="9.3cm" svg:y="25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5cm" svg:height="4.6cm" svg:x="8.4cm" svg:y="9.3cm">
          <text:p text:style-name="P2"><text:span text:style-name="T1">Jeśli a &gt;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5.2cm" svg:height="4.7cm" svg:x="2.9cm" svg:y="12.7cm">
          <text:p text:style-name="P1">jeśli a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8.4cm" svg:height="2.8cm" svg:x="6.3cm" svg:y="5.5cm">
          <text:p text:style-name="P1">Wprowadź dwie </text:p>
          <text:p text:style-name="P1">liczby całkowite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8.4cm" svg:height="2.8cm" svg:x="13.1cm" svg:y="13.2cm">
          <text:p text:style-name="P1">Drukuj: </text:p>
          <text:p text:style-name="P1">„a jest większe od 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001cm" svg:height="0.1cm" svg:x="14.2cm" svg:y="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8" draw:id="id8" draw:layer="layout" svg:width="8.4cm" svg:height="3.2cm" svg:x="9cm" svg:y="19.3cm">
          <text:p text:style-name="P1">Drukuj:</text:p>
          <text:p text:style-name="P1">„b jest większe od 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7" draw:id="id7" draw:layer="layout" svg:width="8.5cm" svg:height="2.8cm" svg:x="0.8cm" svg:y="19.9cm">
          <text:p text:style-name="P1">Drukuj:</text:p>
          <text:p text:style-name="P1">"liczby są sobie równe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svg:x1="8.25cm" svg:y1="4.3cm" svg:x2="10.5cm" svg:y2="5.5cm" draw:start-shape="id1" draw:start-glue-point="8" draw:end-shape="id2" draw:end-glue-point="5" svg:d="M8250 4300v600h2250v600" svg:viewBox="0 0 2251 1201">
          <text:p/>
        </draw:connector>
        <draw:connector draw:style-name="gr9" draw:text-style-name="P3" draw:layer="layout" svg:x1="10.5cm" svg:y1="8.3cm" svg:x2="11.15cm" svg:y2="9.3cm" draw:start-shape="id2" draw:start-glue-point="8" draw:end-shape="id3" draw:end-glue-point="4" svg:d="M10500 8300v501h650v499" svg:viewBox="0 0 651 1001">
          <text:p/>
        </draw:connector>
        <draw:connector draw:style-name="gr10" draw:text-style-name="P3" draw:layer="layout" svg:x1="13.9cm" svg:y1="11.6cm" svg:x2="17.3cm" svg:y2="13.2cm" draw:start-shape="id3" draw:start-glue-point="7" draw:end-shape="id4" draw:end-glue-point="5" svg:d="M13900 11600h3400v1600" svg:viewBox="0 0 3401 1601">
          <text:p text:style-name="P1">PRAWDA</text:p>
        </draw:connector>
        <draw:connector draw:style-name="gr9" draw:text-style-name="P3" draw:layer="layout" svg:x1="17.3cm" svg:y1="16cm" svg:x2="15cm" svg:y2="27.55cm" draw:start-shape="id4" draw:start-glue-point="8" draw:end-shape="id5" draw:end-glue-point="10" svg:d="M17300 16000v11550h-2300" svg:viewBox="0 0 2301 11551">
          <text:p/>
        </draw:connector>
        <draw:connector draw:style-name="gr10" draw:text-style-name="P3" draw:layer="layout" svg:x1="8.4cm" svg:y1="11.6cm" svg:x2="5.5cm" svg:y2="12.7cm" draw:start-shape="id3" draw:start-glue-point="5" draw:end-shape="id6" draw:end-glue-point="4" svg:d="M8400 11600h-2900v1100" svg:viewBox="0 0 2901 1101">
          <text:p text:style-name="P1">FAŁSZ</text:p>
        </draw:connector>
        <draw:connector draw:style-name="gr10" draw:text-style-name="P3" draw:layer="layout" svg:x1="2.9cm" svg:y1="15.05cm" svg:x2="5.05cm" svg:y2="19.9cm" draw:start-shape="id6" draw:start-glue-point="5" draw:end-shape="id7" draw:end-glue-point="5" svg:d="M2900 15050h-501v3601h2651v1249" svg:viewBox="0 0 2652 4851">
          <text:p text:style-name="P1">FAŁSZ</text:p>
        </draw:connector>
        <draw:connector draw:style-name="gr10" draw:text-style-name="P3" draw:layer="layout" svg:x1="8.1cm" svg:y1="15.05cm" svg:x2="13.2cm" svg:y2="19.3cm" draw:start-shape="id6" draw:start-glue-point="7" draw:end-shape="id8" draw:end-glue-point="5" svg:d="M8100 15050h5100v4250" svg:viewBox="0 0 5101 4251">
          <text:p text:style-name="P1">PRAWDA</text:p>
        </draw:connector>
        <draw:connector draw:style-name="gr9" draw:text-style-name="P3" draw:layer="layout" svg:x1="13.2cm" svg:y1="22.5cm" svg:x2="12.15cm" svg:y2="25.9cm" draw:start-shape="id8" draw:start-glue-point="8" draw:end-shape="id5" svg:d="M13200 22500v1701h-1050v1699" svg:viewBox="0 0 1051 3401">
          <text:p/>
        </draw:connector>
        <draw:connector draw:style-name="gr9" draw:text-style-name="P3" draw:layer="layout" svg:x1="5.05cm" svg:y1="22.7cm" svg:x2="9.3cm" svg:y2="27.55cm" draw:start-shape="id7" draw:start-glue-point="8" draw:end-shape="id5" draw:end-glue-point="6" svg:d="M5050 22700v4850h4250" svg:viewBox="0 0 4251 4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47.939206976</meta:creation-date>
    <dc:date>2019-09-18T20:50:58.276000000</dc:date>
    <meta:editing-duration>PT3H4M47S</meta:editing-duration>
    <meta:editing-cycles>6</meta:editing-cycles>
    <meta:generator>LibreOffice/6.2.0.3$Windows_X86_64 LibreOffice_project/98c6a8a1c6c7b144ce3cc729e34964b47ce25d62</meta:generator>
    <meta:document-statistic meta:object-count="18"/>
  </office:meta>
</office:document-meta>
</file>